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130.85pt" svg:y="2.83pt">
            <draw:object draw:notify-on-update-of-ranges="Sheet1.A1:Sheet1.A4 Sheet1.B1:Sheet1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.7111567" calcext:value-type="float">
            <text:p>1.7111567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1.2833676" calcext:value-type="float">
            <text:p>1.2833676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0.85557837" calcext:value-type="float">
            <text:p>0.8555783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42778919" calcext:value-type="float">
            <text:p>0.42778919</text:p>
          </table:table-cell>
          <table:table-cell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e </meta:initial-creator>
    <meta:creation-date>2015-10-15T00:59:14.033819291</meta:creation-date>
    <dc:date>2015-10-15T01:22:04.750600198</dc:date>
    <dc:creator>cole </dc:creator>
    <meta:editing-duration>PT22M50S</meta:editing-duration>
    <meta:editing-cycles>1</meta:editing-cycles>
    <meta:document-statistic meta:table-count="1" meta:cell-count="8" meta:object-count="1"/>
    <meta:generator>LibreOffice/4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A1:Sheet1.B4" svg:x="0.32cm" svg:y="0.18cm" svg:width="11.264cm" svg:height="8.64cm">
          <chartooo:coordinate-region svg:x="0.756cm" svg:y="0.379cm" svg:width="10.5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" chart:class="chart:scatter">
            <chart:domain table:cell-range-address="Sheet1.A1:Sheet1.A4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111567">
                <text:p>1.7111567</text:p>
                <draw:g>
                  <svg:desc>Sheet1.A1:Sheet1.A4</svg:desc>
                </draw:g>
              </table:table-cell>
              <table:table-cell office:value-type="float" office:value="5.2">
                <text:p>5.2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833676">
                <text:p>1.283367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557837">
                <text:p>0.8555783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778919">
                <text:p>0.42778919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